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4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5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6" style:family="paragraph">
      <style:paragraph-properties fo:text-align="center"/>
      <style:text-properties fo:font-size="32pt"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text-align="start"/>
      <style:text-properties fo:font-size="9pt" fo:font-weight="bold"/>
    </style:style>
    <style:style style:name="P12" style:family="paragraph">
      <style:paragraph-properties fo:text-align="center"/>
      <style:text-properties fo:font-size="9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9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 fo:font-weight="normal"/>
    </style:style>
    <style:style style:name="T3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fo:font-size="8pt"/>
    </style:style>
    <style:style style:name="T9" style:family="text">
      <style:text-properties fo:font-size="9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7.2cm" svg:height="0.7cm" svg:x="17.012cm" svg:y="14.636cm">
          <text:p text:style-name="P1"><text:span text:style-name="T1">Action: </text:span><text:span text:style-name="T2">check-if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6" draw:layer="layout" svg:width="22.884cm" svg:height="4.095cm" svg:x="9.235cm" svg:y="6.141cm">
          <draw:text-box>
            <text:p text:style-name="P3"><text:span text:style-name="T3">Mumie 2 Sitemap</text:span></text:p>
            <text:p text:style-name="P4"><text:span text:style-name="T4">Context “view”, Tutorial User Problem Grades</text:span></text:p>
            <text:p text:style-name="P5"><text:span text:style-name="T5">Match:</text:span><text:span text:style-name="T6"> </text:span><text:span text:style-name="T7">protected/view/tutorial-user-problem-grades</text:span></text:p>
          </draw:text-box>
        </draw:frame>
        <draw:connector draw:style-name="gr3" draw:text-style-name="P7" draw:layer="layout" svg:x1="20.612cm" svg:y1="15.336cm" svg:x2="20.612cm" svg:y2="16.278cm" draw:start-shape="id1" draw:start-glue-point="2" draw:end-shape="id2" draw:end-glue-point="4">
          <text:p/>
        </draw:connector>
        <draw:connector draw:style-name="gr4" draw:text-style-name="P8" draw:layer="layout" svg:x1="19.413cm" svg:y1="17.477cm" svg:x2="13.306cm" svg:y2="18.15cm" draw:start-shape="id2" draw:start-glue-point="5" draw:end-shape="id3" draw:end-glue-point="0">
          <text:p/>
        </draw:connector>
        <draw:custom-shape draw:style-name="gr5" draw:text-style-name="P10" draw:id="id2" draw:layer="layout" svg:width="2.4cm" svg:height="2.4cm" svg:x="19.413cm" svg:y="16.278cm">
          <text:p text:style-name="P9"><text:span text:style-name="T8">return </text:span></text:p>
          <text:p text:style-name="P9"><text:span text:style-name="T8">value != 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1" draw:id="id4" draw:layer="layout" svg:width="7.2cm" svg:height="0.7cm" svg:x="24.579cm" svg:y="23.06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8" draw:layer="layout" draw:type="line" svg:x1="28.195cm" svg:y1="22.36cm" svg:x2="28.179cm" svg:y2="23.06cm" draw:end-shape="id4" draw:end-glue-point="0">
          <text:p/>
        </draw:connector>
        <draw:connector draw:style-name="gr7" draw:text-style-name="P8" draw:layer="layout" draw:type="line" svg:x1="28.179cm" svg:y1="22.355cm" svg:x2="28.179cm" svg:y2="23.06cm" draw:start-shape="id5" draw:start-glue-point="2" draw:end-shape="id4" draw:end-glue-point="0">
          <text:p/>
        </draw:connector>
        <draw:custom-shape draw:style-name="gr8" draw:text-style-name="P12" draw:id="id7" draw:layer="layout" svg:width="7.13cm" svg:height="0.803cm" svg:x="24.614cm" svg:y="19.902cm">
          <text:p text:style-name="P1"><text:span text:style-name="T1">Transformer: </text:span><text:span text:style-name="T2">xslt </text:span></text:p>
          <text:p text:style-name="P1"><text:span text:style-name="T2">(g_xsl_problem_grades_grouping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draw:type="line" svg:x1="28.179cm" svg:y1="19.041cm" svg:x2="28.179cm" svg:y2="19.902cm" draw:start-shape="id6" draw:start-glue-point="2" draw:end-shape="id7" draw:end-glue-point="0">
          <text:p/>
        </draw:connector>
        <draw:connector draw:style-name="gr4" draw:text-style-name="P8" draw:layer="layout" draw:type="line" svg:x1="28.179cm" svg:y1="20.705cm" svg:x2="28.179cm" svg:y2="21.552cm" draw:start-shape="id7" draw:start-glue-point="2" draw:end-shape="id5" draw:end-glue-point="0">
          <text:p/>
        </draw:connector>
        <draw:connector draw:style-name="gr4" draw:text-style-name="P8" draw:layer="layout" svg:x1="21.813cm" svg:y1="17.477cm" svg:x2="28.179cm" svg:y2="18.201cm" draw:start-shape="id2" draw:start-glue-point="7" draw:end-shape="id6" draw:end-glue-point="0">
          <text:p/>
        </draw:connector>
        <draw:custom-shape draw:style-name="gr9" draw:text-style-name="P12" draw:id="id8" draw:layer="layout" svg:width="2.8cm" svg:height="0.7cm" svg:x="26.779cm" svg:y="24.503cm">
          <text:p text:style-name="P9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3" draw:layer="layout" draw:type="line" svg:x1="28.179cm" svg:y1="23.76cm" svg:x2="28.178cm" svg:y2="24.503cm" draw:start-shape="id4" draw:start-glue-point="2" draw:end-shape="id8" draw:end-glue-point="4">
          <text:p/>
        </draw:connector>
        <draw:custom-shape draw:style-name="gr11" draw:text-style-name="P14" draw:id="id6" draw:layer="layout" svg:width="7.22cm" svg:height="0.84cm" svg:x="24.569cm" svg:y="18.201cm">
          <text:p text:style-name="P1"><text:span text:style-name="T1">Generator: </text:span></text:p>
          <text:p text:style-name="P1"><text:span text:style-name="T2">tutorial-user-problem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4" draw:id="id5" draw:layer="layout" svg:width="7.87cm" svg:height="0.803cm" svg:x="24.244cm" svg:y="21.552cm">
          <text:p text:style-name="P1"><text:span text:style-name="T1">Transformer: </text:span><text:span text:style-name="T2">xslt </text:span></text:p>
          <text:p text:style-name="P1"><text:span text:style-name="T2">(g_xsl_tutorial_user_problem_grades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1" draw:id="id3" draw:layer="layout" svg:width="7.2cm" svg:height="0.9cm" svg:x="9.706cm" svg:y="18.15cm">
          <text:p text:style-name="P1"><text:span text:style-name="T1">Redirect:</text:span></text:p>
          <text:p text:style-name="P1"><text:span text:style-name="T9">g_pge_permission_denie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3" draw:layer="layout" draw:type="line" svg:x1="13.306cm" svg:y1="19.05cm" svg:x2="13.305cm" svg:y2="19.859cm" draw:start-shape="id3" draw:start-glue-point="2" draw:end-shape="id9" draw:end-glue-point="4">
          <text:p/>
        </draw:connector>
        <draw:custom-shape draw:style-name="gr9" draw:text-style-name="P12" draw:id="id9" draw:layer="layout" svg:width="2.8cm" svg:height="0.7cm" svg:x="11.906cm" svg:y="19.859cm">
          <text:p text:style-name="P9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rek Grudzinski</meta:initial-creator>
    <meta:creation-date>2007-08-21T14:01:51</meta:creation-date>
    <dc:date>2007-10-22T15:04:00</dc:date>
    <dc:language>en-US</dc:language>
    <meta:editing-cycles>11</meta:editing-cycles>
    <meta:editing-duration>PT1H24M1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